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47e6df" officeooo:paragraph-rsid="0047e6df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itulo">
      <style:text-properties officeooo:paragraph-rsid="00395921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Heading_20_1">
      <style:text-properties officeooo:rsid="0014c507" officeooo:paragraph-rsid="0014c507"/>
    </style:style>
    <style:style style:name="P25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5fbec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none" fo:font-weight="normal" officeooo:rsid="0047e6df" officeooo:paragraph-rsid="0047e6df" style:font-weight-asian="normal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officeooo:rsid="0049bdb0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fbec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456b5b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1" fo:font-size="24pt" fo:font-weight="bold" officeooo:rsid="0049bdb0" style:font-size-asian="24pt" style:font-weight-asian="bold" style:font-size-complex="24pt" style:font-weight-complex="bold"/>
    </style:style>
    <style:style style:name="T16" style:family="text">
      <style:text-properties officeooo:rsid="0045fbec"/>
    </style:style>
    <style:style style:name="T17" style:family="text">
      <style:text-properties officeooo:rsid="0048d813"/>
    </style:style>
    <style:style style:name="T18" style:family="text">
      <style:text-properties officeooo:rsid="0049bdb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4" text:name="NumeroTema"/>
        <text:user-field-decl office:value-type="string" office:string-value="Introducción a Vue 2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2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5">UD</text:span><text:span text:style-name="T11"> </text:span><text:span text:style-name="T13">1</text:span><text:span text:style-name="T14">4</text:span><text:span text:style-name="T11"> – </text:span><text:span text:style-name="T12">ACTIVIDAD 1 </text:span></text:p>
      <text:p text:style-name="P9"><text:span text:style-name="T12">(No evaluable)</text:span><text:span text:style-name="T11">.</text:span></text:p>
      <text:p text:style-name="P7"><text:user-field-get text:name="Tema">Introducción a Vue 2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6">Sergio García Barea</text:p>
      <text:p text:style-name="P15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18">201<text:span text:style-name="T18">9</text:span>/20<text:span text:style-name="T18">20</text:span></text:p>
      <text:p text:style-name="P17"><text:tab/><text:tab/><text:tab/><text:tab/><text:tab/><text:tab/><text:tab/><text:tab/><text:tab/><text:tab/>Versión:<text:date style:data-style-name="N104" text:date-value="2019-10-22T12:47:29.868212454">191022</text:date>.<text:time style:data-style-name="N105" text:time-value="2019-10-22T12:47:29.868433107">1246</text:time></text:p>
      <text:p text:style-name="P3"><text:soft-page-break/></text:p>
      <text:p text:style-name="P10">Licencia</text:p>
      <text:p text:style-name="Standard"/>
      <text:p text:style-name="P14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3"/>
      <text:p text:style-name="Notas_20_Informativas"><text:span text:style-name="T4"> </text:span>Atención</text:p>
      <text:p text:style-name="P13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Boletín de ejercicios<text:tab/>3</text:p>
        </text:index-body>
      </text:table-of-content>
      <text:p text:style-name="Standard"/>
      <text:p text:style-name="P23"/>
      <text:p text:style-name="Standard"/>
      <text:p text:style-name="Standard"/>
      <text:p text:style-name="P19">UD<text:user-field-get text:name="NumeroTema">14</text:user-field-get>. <text:user-field-get text:name="Tema">Introducción a Vue 2</text:user-field-get></text:p>
      <text:h text:style-name="P24" text:outline-level="1"><text:bookmark-start text:name="__RefHeading___Toc361_1592784651"/>Boletín de ejercicios <text:bookmark-end text:name="__RefHeading___Toc361_1592784651"/></text:h>
      <text:p text:style-name="P21"><text:span text:style-name="T4"> </text:span>Estos ejercicios son avanzados y requieren investigación. Comparte en el foro tus dudas y tus avances.</text:p>
      <text:p text:style-name="P27"><text:span text:style-name="T5">1)</text:span> <text:span text:style-name="T16">Modifica el ejemplo de Vue 2 presentado en la URL</text:span></text:p>
      <text:p text:style-name="P27"><text:a xlink:type="simple" xlink:href="https://github.com/sergarb1/Vuejs2-Examples/tree/master/lista-de-tareas" text:style-name="Internet_20_link" text:visited-style-name="Visited_20_Internet_20_Link">https://github.com/sergarb1/Vuejs2-Examples/tree/master/lista-de-tareas</text:a></text:p>
      <text:p text:style-name="P11">Añade:</text:p>
      <text:list xml:id="list2500531123" text:style-name="L1">
        <text:list-item>
          <text:p text:style-name="P25">Un input de texto que indique la prioridad de cada tarea. Su valor inicial será 1. </text:p>
        </text:list-item>
        <text:list-item>
          <text:p text:style-name="P25">Un botón “Ordenar de menor a mayor prioridad” que ordene la lista de tareas de valor de prioridad más bajo a más alto. En caso de empate, ira primero aquella tarea con la fecha más antigua.</text:p>
        </text:list-item>
        <text:list-item>
          <text:p text:style-name="P25">Un botón “Ordenar de mayor a menor prioridad” que ordene la lista de tareas de valor de prioridad más alto a más bajo. En caso de empate, ira primero aquella tarea con la fecha más antigua.</text:p>
        </text:list-item>
        <text:list-item>
          <text:p text:style-name="P25">Un botón “Borrar todas las tareas” que borrará todas las tareas. Al borrarse, debe aparecer un mensaje diciendo “se han borrado todas las tareas” siguiendo el mismo estilo de mensaje y funcionamiento del mensaje que aparece al agregar una tarea.</text:p>
        </text:list-item>
      </text:list>
      <text:p text:style-name="P27"><text:span text:style-name="T6">2</text:span><text:span text:style-name="T5">)</text:span> <text:span text:style-name="T16">Modifica el ejemplo de Vue 2 presentado en la URL</text:span></text:p>
      <text:p text:style-name="P27"><text:a xlink:type="simple" xlink:href="https://github.com/sergarb1/Vuejs2-Examples/tree/master/svuetify-discografias" text:style-name="Internet_20_link" text:visited-style-name="Visited_20_Internet_20_Link">https://github.com/sergarb1/Vuejs2-Examples/tree/master/svuetify-discografias</text:a></text:p>
      <text:p text:style-name="P11">Añade:</text:p>
      <text:list xml:id="list2892633788" text:style-name="L2">
        <text:list-item>
          <text:p text:style-name="P26">La posibilidad de añadir/eliminar discos a artistas ya creados.</text:p>
        </text:list-item>
      </text:list>
      <text:p text:style-name="P12"><text:span text:style-name="T5">3)</text:span> <text:span text:style-name="T17">Usando Vue 2 + <text:s/>Axios o m</text:span>odificando el ejemplo</text:p>
      <text:p text:style-name="P12"><text:a xlink:type="simple" xlink:href="https://github.com/sergarb1/Vuejs2-Examples/tree/master/consumir-api-con-vuejs" text:style-name="Internet_20_link" text:visited-style-name="Visited_20_Internet_20_Link">https://github.com/sergarb1/Vuejs2-Examples/tree/master/consumir-api-con-vuejs</text:a></text:p>
      <text:p text:style-name="P12">para que consuma la API de Valenbisi en formato JSON</text:p>
      <text:p text:style-name="P12"><text:a xlink:type="simple" xlink:href="https://www.valencia.es/ayuntamiento/datosabiertos.nsf/resultadoCapas/95D6756F6861F9FDC1257C70003E4FBD?OpenDocument&amp;lang=1&amp;nivel=2&amp;seccion=1&amp;bdorigen=&amp;idapoyo=22ADF97C1FD223B5C1257C55003BD01F" text:style-name="Internet_20_link" text:visited-style-name="Visited_20_Internet_20_Link">https://www.valencia.es/ayuntamiento/datosabiertos.nsf/resultadoCapas/95D6756F6861F9FDC1257C70003E4FBD?OpenDocument&amp;lang=1&amp;nivel=2&amp;seccion=1&amp;bdorigen=&amp;idapoyo=22ADF97C1FD223B5C1257C55003BD01F</text:a></text:p>
      <text:p text:style-name="P12">y muestre todas las estaciones con 0 huecos para aparcar lib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49bdb0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4" text:name="NumeroTema"/>
          <text:user-field-decl office:value-type="string" office:string-value="Introducción a Vue 2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4</text:user-field-get></text:span><text:span text:style-name="MT1">. </text:span><text:span text:style-name="MT1"><text:user-field-get text:name="Tema">Introducción a Vue 2</text:user-field-get></text:span></text:p>
      </style:header>
      <style:footer>
        <text:user-field-decls>
          <text:user-field-decl office:value-type="string" office:string-value="14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32M40S</meta:editing-duration>
    <meta:editing-cycles>45</meta:editing-cycles>
    <meta:generator>LibreOffice/6.3.2.2$Linux_X86_64 LibreOffice_project/30$Build-2</meta:generator>
    <dc:title>Plantilla CEED</dc:title>
    <dc:date>2019-10-22T12:47:25.876163784</dc:date>
    <meta:document-statistic meta:table-count="0" meta:image-count="2" meta:object-count="0" meta:page-count="3" meta:paragraph-count="41" meta:word-count="345" meta:character-count="2425" meta:non-whitespace-character-count="2102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